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bottom" draw:auto-grow-height="false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5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ic Sans MS1" style:font-size-complex="18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Comic Sans MS1" style:font-size-complex="18pt"/>
    </style:style>
    <style:style style:name="P5" style:family="paragraph">
      <style:text-properties style:font-name="Comic Sans MS1" style:font-size-complex="18pt"/>
    </style:style>
    <style:style style:name="T1" style:family="text">
      <style:text-properties style:font-name="Comic Sans MS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2" draw:id="id2" draw:layer="layout" svg:width="1.3cm" svg:height="1.3cm" svg:x="14.8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9cm" svg:height="2.7cm" svg:x="10.5cm" svg:y="17.1cm">
          <text:p text:style-name="P1"><text:span text:style-name="T1">実行バイナリ</text:span><text:span text:style-name="T1">: sma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8.6cm" svg:height="7.4cm" svg:x="1.2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09cm" svg:height="2.7cm" svg:x="7.591cm" svg:y="1.2cm">
          <text:p text:style-name="P1"><text:span text:style-name="T1">Small.h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draw:layer="layout" svg:width="5.502cm" svg:height="2.7cm" svg:x="1.779cm" svg:y="7.1cm">
          <text:p text:style-name="P1"><text:span text:style-name="T1">rts_support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draw:layer="layout" svg:width="5.501cm" svg:height="2.7cm" svg:x="1.779cm" svg:y="10.3cm">
          <text:p text:style-name="P1"><text:span text:style-name="T1">jhc_rts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xml:id="id1" draw:id="id1" draw:layer="layout" svg:width="8.1cm" svg:height="10.6cm" svg:x="20.4cm" svg:y="1.9cm">
          <text:p text:style-name="P3"><text:span text:style-name="T1">abort()</text:span></text:p>
          <text:p text:style-name="P3"><text:span text:style-name="T1">setlocale()</text:span></text:p>
          <text:p text:style-name="P3"><text:span text:style-name="T1">fputc()</text:span></text:p>
          <text:p text:style-name="P3"><text:span text:style-name="T1">fputs()</text:span></text:p>
          <text:p text:style-name="P3"><text:span text:style-name="T1">fprintf()</text:span></text:p>
          <text:p text:style-name="P3"><text:span text:style-name="T1">fflush()</text:span></text:p>
          <text:p text:style-name="P3"><text:span text:style-name="T1">fwrite()</text:span></text:p>
          <text:p text:style-name="P3"><text:span text:style-name="T1">jhc_print_profile(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draw:layer="layout" svg:width="5.502cm" svg:height="2.7cm" svg:x="7.657cm" svg:y="7.1cm">
          <text:p text:style-name="P1"><text:span text:style-name="T1">stableptr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draw:layer="layout" svg:width="5.501cm" svg:height="2.7cm" svg:x="7.649cm" svg:y="10.3cm">
          <text:p text:style-name="P1"><text:span text:style-name="T1">gc_jgc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draw:layer="layout" svg:width="5.502cm" svg:height="2.7cm" svg:x="13.527cm" svg:y="7.1cm">
          <text:p text:style-name="P1"><text:span text:style-name="T1">conc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draw:layer="layout" svg:width="5.502cm" svg:height="2.7cm" svg:x="13.536cm" svg:y="10.3cm">
          <text:p text:style-name="P1"><text:span text:style-name="T1">main_code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draw:layer="layout" svg:width="6.6cm" svg:height="3.848cm" svg:x="7.1cm" svg:y="3cm">
          <text:p text:style-name="P1"><text:span text:style-name="T1">Ajhc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6.6cm" svg:height="4.048cm" svg:x="11.6cm" svg:y="13.552cm">
          <text:p text:style-name="P1"><text:span text:style-name="T1">GCC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5" draw:layer="layout" svg:width="3.558cm" svg:height="1.331cm" svg:x="20.942cm" svg:y="1.1cm">
          <draw:text-box>
            <text:p><text:span text:style-name="T1">dummy.c</text:span></text:p>
          </draw:text-box>
        </draw:frame>
        <draw:connector draw:style-name="gr5" draw:text-style-name="P1" draw:layer="layout" draw:type="curve" svg:x1="24.45cm" svg:y1="12.5cm" svg:x2="16.1cm" svg:y2="14.65cm" draw:start-shape="id1" draw:start-glue-point="6" draw:end-shape="id2" draw:end-glue-point="1" svg:d="m24450 12500c0 1434-2783 2150-8350 2150" svg:viewBox="0 0 8351 21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ja" style:country-asian="JP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22pt" fo:font-style="normal" fo:text-shadow="none" style:text-underline-style="none" fo:font-weight="normal" style:letter-kerning="true" style:font-size-asian="22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3-07-31T15:13:02.453828562</meta:creation-date>
    <dc:date>2013-07-31T17:42:28.972947405</dc:date>
    <dc:creator>Okabe Kiwamu</dc:creator>
    <meta:editing-duration>PT51M41S</meta:editing-duration>
    <meta:editing-cycles>68</meta:editing-cycles>
    <meta:generator>LibreOffice/4.1.0.4$Linux_X86_64 LibreOffice_project/410m0$Build-4</meta:generator>
    <meta:document-statistic meta:object-count="15"/>
  </office:meta>
</office:document-meta>
</file>